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fdc" officeooo:paragraph-rsid="0009c797"/>
    </style:style>
    <style:style style:name="P2" style:family="paragraph" style:parent-style-name="Standard">
      <style:text-properties officeooo:rsid="0009c797" officeooo:paragraph-rsid="0009c797"/>
    </style:style>
    <style:style style:name="T1" style:family="text">
      <style:text-properties officeooo:rsid="0009c797"/>
    </style:style>
    <style:style style:name="T2" style:family="text">
      <style:text-properties officeooo:rsid="000b87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c79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c79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c797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c7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<text:span text:style-name="T7">Paragraph1</text:span></text:p>
      <text:p text:style-name="P2">Test <text:span text:style-name="T9">Paragraph2</text:span></text:p>
      <text:p text:style-name="P1"><text:span text:style-name="T10">Test</text:span><text:span text:style-name="T1"> Paragraph</text:span><text:span text:style-name="T2">3</text:span></text:p>
      <text:p text:style-name="P1"><text:span text:style-name="T8">Test</text:span><text:span text:style-name="T1"> Paragraph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2T12:21:56</dc:date>
    <dc:creator>Amin Oruji</dc:creator>
    <meta:editing-duration>PT42M7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1" meta:paragraph-count="4" meta:word-count="8" meta:character-count="60" meta:non-whitespace-character-count="56"/>
  </office:meta>
</office:document-meta>
</file>